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 style:list-style-name="L2">
      <style:text-properties officeooo:rsid="00055b8b" officeooo:paragraph-rsid="00055b8b" fo:background-color="#ff6666"/>
    </style:style>
    <style:style style:name="P4" style:family="paragraph" style:parent-style-name="Standard" style:list-style-name="L2">
      <style:text-properties officeooo:rsid="000efa54" officeooo:paragraph-rsid="000efa54" fo:background-color="#ff6666"/>
    </style:style>
    <style:style style:name="P5" style:family="paragraph" style:parent-style-name="Standard" style:list-style-name="L2">
      <style:text-properties officeooo:rsid="0005e3bc" officeooo:paragraph-rsid="0005e3bc" fo:background-color="#ff6666"/>
    </style:style>
    <style:style style:name="P6" style:family="paragraph" style:parent-style-name="Standard" style:list-style-name="L2">
      <style:text-properties officeooo:rsid="000afdd5" officeooo:paragraph-rsid="000afdd5" fo:background-color="#ff6666"/>
    </style:style>
    <style:style style:name="P7" style:family="paragraph" style:parent-style-name="Standard" style:list-style-name="L2">
      <style:text-properties officeooo:rsid="000bb8e4" officeooo:paragraph-rsid="000bb8e4" fo:background-color="#ff6666"/>
    </style:style>
    <style:style style:name="P8" style:family="paragraph" style:parent-style-name="Standard" style:list-style-name="L2">
      <style:text-properties officeooo:rsid="0007acc1" officeooo:paragraph-rsid="0007acc1" fo:background-color="#ff6666"/>
    </style:style>
    <style:style style:name="P9" style:family="paragraph" style:parent-style-name="Standard" style:list-style-name="L2">
      <style:text-properties fo:background-color="#ff6666"/>
    </style:style>
    <style:style style:name="P10" style:family="paragraph" style:parent-style-name="Standard" style:list-style-name="L2">
      <style:text-properties officeooo:rsid="0015d71b" officeooo:paragraph-rsid="0015d71b" fo:background-color="#ff6666"/>
    </style:style>
    <style:style style:name="P11" style:family="paragraph" style:parent-style-name="Standard" style:list-style-name="L2">
      <style:text-properties officeooo:rsid="002e36b7" officeooo:paragraph-rsid="002e36b7" fo:background-color="#ff6666"/>
    </style:style>
    <style:style style:name="P12" style:family="paragraph" style:parent-style-name="Standard" style:list-style-name="L2">
      <style:text-properties officeooo:rsid="002ed1c3" officeooo:paragraph-rsid="002ed1c3" fo:background-color="#ff6666"/>
    </style:style>
    <style:style style:name="P13" style:family="paragraph" style:parent-style-name="Standard" style:list-style-name="L2">
      <style:text-properties officeooo:rsid="002f42d3" officeooo:paragraph-rsid="002f42d3" fo:background-color="#ff6666"/>
    </style:style>
    <style:style style:name="P14" style:family="paragraph" style:parent-style-name="Standard">
      <style:text-properties officeooo:rsid="0034e094" officeooo:paragraph-rsid="0007acc1" fo:background-color="#ff6666"/>
    </style:style>
    <style:style style:name="P15" style:family="paragraph" style:parent-style-name="Standard" style:list-style-name="L2">
      <style:text-properties officeooo:rsid="00495b1f" officeooo:paragraph-rsid="00495b1f" fo:background-color="#ff6666"/>
    </style:style>
    <style:style style:name="P16" style:family="paragraph" style:parent-style-name="Standard" style:list-style-name="L2">
      <style:text-properties officeooo:rsid="004c2b29" officeooo:paragraph-rsid="004c2b29" fo:background-color="#ff6666"/>
    </style:style>
    <style:style style:name="P17" style:family="paragraph" style:parent-style-name="Standard" style:list-style-name="L2">
      <style:text-properties officeooo:rsid="004cad31" officeooo:paragraph-rsid="004cad31" fo:background-color="#ff6666"/>
    </style:style>
    <style:style style:name="P18" style:family="paragraph" style:parent-style-name="Standard" style:list-style-name="L2">
      <style:text-properties officeooo:rsid="00055b8b" officeooo:paragraph-rsid="00055b8b" fo:background-color="#ffcc00"/>
    </style:style>
    <style:style style:name="P19" style:family="paragraph" style:parent-style-name="Standard" style:list-style-name="L2">
      <style:text-properties officeooo:rsid="000cd67d" officeooo:paragraph-rsid="000cd67d" fo:background-color="#ffcc00"/>
    </style:style>
    <style:style style:name="P20" style:family="paragraph" style:parent-style-name="Standard" style:list-style-name="L2">
      <style:text-properties officeooo:rsid="000b4596" officeooo:paragraph-rsid="000b4596" fo:background-color="#ffcc00"/>
    </style:style>
    <style:style style:name="P21" style:family="paragraph" style:parent-style-name="Standard" style:list-style-name="L2">
      <style:text-properties officeooo:rsid="0036f21a" officeooo:paragraph-rsid="0036f21a" fo:background-color="#ffcc00"/>
    </style:style>
    <style:style style:name="P22" style:family="paragraph" style:parent-style-name="Standard" style:list-style-name="L2">
      <style:text-properties officeooo:rsid="0037dcc4" officeooo:paragraph-rsid="0037dcc4" fo:background-color="#ffcc00"/>
    </style:style>
    <style:style style:name="P23" style:family="paragraph" style:parent-style-name="Standard" style:list-style-name="L2">
      <style:text-properties officeooo:rsid="00437d70" officeooo:paragraph-rsid="00437d70" fo:background-color="#ffcc00"/>
    </style:style>
    <style:style style:name="P24" style:family="paragraph" style:parent-style-name="Standard" style:list-style-name="L2">
      <style:text-properties officeooo:rsid="0045ae05" officeooo:paragraph-rsid="0045ae05" fo:background-color="#ffcc00"/>
    </style:style>
    <style:style style:name="P25" style:family="paragraph" style:parent-style-name="Standard" style:list-style-name="L2">
      <style:text-properties officeooo:rsid="000bb8e4" officeooo:paragraph-rsid="000bb8e4" fo:background-color="#ffcc00"/>
    </style:style>
    <style:style style:name="P26" style:family="paragraph" style:parent-style-name="Standard" style:list-style-name="L2">
      <style:text-properties officeooo:rsid="00495b1f" officeooo:paragraph-rsid="00495b1f" fo:background-color="#ffcc00"/>
    </style:style>
    <style:style style:name="P27" style:family="paragraph" style:parent-style-name="Standard" style:list-style-name="L2">
      <style:text-properties officeooo:rsid="000cd67d" officeooo:paragraph-rsid="000cd67d" fo:background-color="#66ff99"/>
    </style:style>
    <style:style style:name="P28" style:family="paragraph" style:parent-style-name="Standard" style:list-style-name="L2">
      <style:text-properties officeooo:rsid="000e11a7" officeooo:paragraph-rsid="000e11a7" fo:background-color="#66ff99"/>
    </style:style>
    <style:style style:name="P29" style:family="paragraph" style:parent-style-name="Standard" style:list-style-name="L2">
      <style:text-properties officeooo:rsid="0035481c" officeooo:paragraph-rsid="0035481c" fo:background-color="#66ff99"/>
    </style:style>
    <style:style style:name="P30" style:family="paragraph" style:parent-style-name="Standard" style:list-style-name="L2">
      <style:text-properties officeooo:rsid="00391b0a" officeooo:paragraph-rsid="00391b0a" fo:background-color="#66ff99"/>
    </style:style>
    <style:style style:name="P31" style:family="paragraph" style:parent-style-name="Standard" style:list-style-name="L2">
      <style:text-properties officeooo:rsid="00391b0a" officeooo:paragraph-rsid="004497a8" fo:background-color="#66ff99"/>
    </style:style>
    <style:style style:name="P32" style:family="paragraph" style:parent-style-name="Standard" style:list-style-name="L2">
      <style:text-properties officeooo:rsid="00407522" officeooo:paragraph-rsid="00407522" fo:background-color="#66ff99"/>
    </style:style>
    <style:style style:name="P33" style:family="paragraph" style:parent-style-name="Standard" style:list-style-name="L2">
      <style:text-properties officeooo:rsid="00475e18" officeooo:paragraph-rsid="00475e18" fo:background-color="#66ff99"/>
    </style:style>
    <style:style style:name="P34" style:family="paragraph" style:parent-style-name="Standard" style:list-style-name="L2">
      <style:text-properties officeooo:rsid="00495b1f" officeooo:paragraph-rsid="00495b1f" fo:background-color="#66ff99"/>
    </style:style>
    <style:style style:name="P35" style:family="paragraph" style:parent-style-name="Standard">
      <style:text-properties officeooo:rsid="00169326" officeooo:paragraph-rsid="00169326" fo:background-color="transparent"/>
    </style:style>
    <style:style style:name="P36" style:family="paragraph" style:parent-style-name="Standard">
      <style:text-properties officeooo:rsid="0019b2f7" officeooo:paragraph-rsid="0019b2f7" fo:background-color="transparent"/>
    </style:style>
    <style:style style:name="P37" style:family="paragraph" style:parent-style-name="Standard">
      <style:text-properties officeooo:rsid="002d0652" officeooo:paragraph-rsid="002d0652" fo:background-color="transparent"/>
    </style:style>
    <style:style style:name="P38" style:family="paragraph" style:parent-style-name="Standard">
      <style:text-properties officeooo:rsid="0034e094" officeooo:paragraph-rsid="0034e094" fo:background-color="transparent"/>
    </style:style>
    <style:style style:name="P39" style:family="paragraph" style:parent-style-name="Standard">
      <style:text-properties officeooo:rsid="00381fb0" officeooo:paragraph-rsid="00381fb0" fo:background-color="transparent"/>
    </style:style>
    <style:style style:name="T1" style:family="text">
      <style:text-properties officeooo:rsid="00055b8b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45fc6"/>
    </style:style>
    <style:style style:name="T4" style:family="text">
      <style:text-properties officeooo:rsid="002f3cfd"/>
    </style:style>
    <style:style style:name="T5" style:family="text">
      <style:text-properties officeooo:rsid="00325c9d"/>
    </style:style>
    <style:style style:name="T6" style:family="text">
      <style:text-properties officeooo:rsid="0033fe0e"/>
    </style:style>
    <style:style style:name="T7" style:family="text">
      <style:text-properties officeooo:rsid="0036f21a"/>
    </style:style>
    <style:style style:name="T8" style:family="text">
      <style:text-properties officeooo:rsid="00391b0a"/>
    </style:style>
    <style:style style:name="T9" style:family="text">
      <style:text-properties officeooo:rsid="003cee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lan rapport</text:span> </text:p>
      <text:p text:style-name="P2"/>
      <text:list xml:id="list7955438815273474698" text:style-name="L2">
        <text:list-item>
          <text:p text:style-name="P3">Introduction</text:p>
          <text:list>
            <text:list-item>
              <text:p text:style-name="P12">Stage + QuChemPedIA</text:p>
            </text:list-item>
          </text:list>
          <text:p text:style-name="P3"/>
        </text:list-item>
        <text:list-item>
          <text:p text:style-name="P3">Objectifs/Enjeux/Chimie</text:p>
          <text:list>
            <text:list-item>
              <text:p text:style-name="P13">Utilisation machine learning<text:tab/><text:span text:style-name="T5">+ choix réseaux neurones</text:span></text:p>
            </text:list-item>
            <text:list-item>
              <text:p text:style-name="P11">Géométrie convergée/DFT/<text:span text:style-name="T4">Mécanique moléculaire</text:span></text:p>
            </text:list-item>
          </text:list>
          <text:p text:style-name="P3"/>
        </text:list-item>
        <text:list-item>
          <text:p text:style-name="P18">Représentations géométriques moléculaires</text:p>
          <text:list>
            <text:list-item>
              <text:p text:style-name="P22">Intro (autres propriétés modèles)</text:p>
            </text:list-item>
            <text:list-item>
              <text:p text:style-name="P27">Matrice des coordonnées atomiques</text:p>
            </text:list-item>
            <text:list-item>
              <text:p text:style-name="P27">Matrice réduite des distances inter-atomiques</text:p>
              <text:list>
                <text:list-item>
                  <text:p text:style-name="P27">Motivation</text:p>
                </text:list-item>
                <text:list-item>
                  <text:p text:style-name="P27">Formalisation</text:p>
                </text:list-item>
                <text:list-item>
                  <text:p text:style-name="P27">Reconstruction des molécules</text:p>
                </text:list-item>
              </text:list>
            </text:list-item>
            <text:list-item>
              <text:p text:style-name="P27">Matrice des distances à des points fixes</text:p>
              <text:list>
                <text:list-item>
                  <text:p text:style-name="P27">Motivation</text:p>
                </text:list-item>
                <text:list-item>
                  <text:p text:style-name="P27">Formalisation</text:p>
                </text:list-item>
                <text:list-item>
                  <text:p text:style-name="P27">Reconstruction des molécules</text:p>
                </text:list-item>
              </text:list>
            </text:list-item>
            <text:list-item>
              <text:p text:style-name="P19">Représentation locale des liaisons covalentes</text:p>
              <text:list>
                <text:list-item>
                  <text:p text:style-name="P28">Motivation</text:p>
                </text:list-item>
                <text:list-item>
                  <text:p text:style-name="P28">Classes positionnelles</text:p>
                </text:list-item>
                <text:list-item>
                  <text:p text:style-name="P28">Distances aux atomes de la liaison</text:p>
                </text:list-item>
                <text:list-item>
                  <text:p text:style-name="P23">Restriction au voisinage le plus proche</text:p>
                </text:list-item>
              </text:list>
            </text:list-item>
            <text:list-item>
              <text:p text:style-name="P4">Autres représentations</text:p>
              <text:list>
                <text:list-item>
                  <text:p text:style-name="P10">Angles ? MG ?</text:p>
                </text:list-item>
              </text:list>
              <text:p text:style-name="P4"/>
            </text:list-item>
          </text:list>
        </text:list-item>
        <text:list-item>
          <text:p text:style-name="P5">Données</text:p>
          <text:list>
            <text:list-item>
              <text:p text:style-name="P13">Pubchem/PubchemQC/Stats/Données aberrantes…</text:p>
            </text:list-item>
            <text:list-item>
              <text:p text:style-name="P17">Préparation des données</text:p>
              <text:list>
                <text:list-item>
                  <text:p text:style-name="P17">Jeux d’entraînement/jeux de test</text:p>
                </text:list-item>
              </text:list>
            </text:list-item>
          </text:list>
          <text:p text:style-name="P5"/>
        </text:list-item>
        <text:list-item>
          <text:p text:style-name="P9">Prédiction de <text:span text:style-name="T1">longueurs de liaisons convergées</text:span></text:p>
          <text:list>
            <text:list-item>
              <text:p text:style-name="P6">Contexte/Motivation</text:p>
            </text:list-item>
            <text:list-item>
              <text:p text:style-name="P6">Préparation des données</text:p>
              <text:p text:style-name="P6"/>
            </text:list-item>
          </text:list>
        </text:list-item>
        <text:list-item>
          <text:p text:style-name="P18">Prédiction de géométries moléculaires convergées</text:p>
          <text:list>
            <text:list-item>
              <text:p text:style-name="P29">Introduction</text:p>
              <text:list>
                <text:list-item>
                  <text:p text:style-name="P29">Motivation</text:p>
                </text:list-item>
                <text:list-item>
                  <text:p text:style-name="P29">Méthodologie</text:p>
                </text:list-item>
                <text:list-item>
                  <text:p text:style-name="P29">Nomenclatur<text:span text:style-name="T7">e</text:span></text:p>
                </text:list-item>
              </text:list>
            </text:list-item>
            <text:list-item>
              <text:p text:style-name="P21">Modèles</text:p>
              <text:list>
                <text:list-item>
                  <text:p text:style-name="P20"><text:span text:style-name="T6">Rerprésentation des d</text:span>onnées <text:span text:style-name="T3">(+ padding)</text:span></text:p>
                  <text:list>
                    <text:list-item>
                      <text:p text:style-name="P30">Représentations géométriques</text:p>
                    </text:list-item>
                    <text:list-item>
                      <text:p text:style-name="P30">Propriétés atomiques supplémentaires</text:p>
                    </text:list-item>
                    <text:list-item>
                      <text:p text:style-name="P31">Bruit</text:p>
                    </text:list-item>
                    <text:list-item>
                      <text:p text:style-name="P33">Homogénéisation des tailles de données</text:p>
                    </text:list-item>
                    <text:list-item>
                      <text:p text:style-name="P24">Unités</text:p>
                    </text:list-item>
                    <text:list-item>
                      <text:p text:style-name="P32">Synthèse du flux de données</text:p>
                    </text:list-item>
                  </text:list>
                </text:list-item>
                <text:list-item>
                  <text:p text:style-name="P25">Évaluation des performances <text:span text:style-name="T8">(RMSE partiel/total +RMSE <text:s/>BRUIT)</text:span></text:p>
                  <text:list>
                    <text:list-item>
                      <text:p text:style-name="P34">Fonctions de coût</text:p>
                    </text:list-item>
                    <text:list-item>
                      <text:p text:style-name="P26"><text:soft-page-break/>Fonctions de validation</text:p>
                    </text:list-item>
                    <text:list-item>
                      <text:p text:style-name="P15">Erreur introduite par le bruit</text:p>
                    </text:list-item>
                  </text:list>
                </text:list-item>
                <text:list-item>
                  <text:p text:style-name="P7">Architectures</text:p>
                </text:list-item>
                <text:list-item>
                  <text:p text:style-name="P16">Prévention du sur-ajustement</text:p>
                </text:list-item>
                <text:list-item>
                  <text:p text:style-name="P7">Optimisation des modèles (recherches quadrillage)</text:p>
                </text:list-item>
              </text:list>
            </text:list-item>
            <text:list-item>
              <text:p text:style-name="P7">Performances</text:p>
              <text:p text:style-name="P7"/>
            </text:list-item>
          </text:list>
        </text:list-item>
        <text:list-item>
          <text:p text:style-name="P8">Perspectives</text:p>
          <text:p text:style-name="P8"/>
        </text:list-item>
        <text:list-item>
          <text:p text:style-name="P8">Conclusion</text:p>
        </text:list-item>
      </text:list>
      <text:p text:style-name="P14"/>
      <text:p text:style-name="P35">+ Automatisation traitements</text:p>
      <text:p text:style-name="P36">+ Notebooks</text:p>
      <text:p text:style-name="P37">+ Ajout ref modèles associés dans représentation des géométries</text:p>
      <text:p text:style-name="P38">+ Nomenclature des modèles</text:p>
      <text:p text:style-name="P39">+ Contrainte matérielle → peu d’exéc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12T17:14:35.963257617</dc:date>
    <meta:editing-duration>P2DT21H50M5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2" meta:paragraph-count="59" meta:word-count="235" meta:character-count="1648" meta:non-whitespace-character-count="1523"/>
  </office:meta>
</office:document-meta>
</file>